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2098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1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nubis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ABS-3L (4xLRM5+ERSBL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1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4"/>
          <table:table-cell table:style-name="ce4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LRM15+4xERMBL,JJ)</text:p>
          </table:table-cell>
          <table:table-cell table:style-name="ce27" table:number-columns-repeated="2"/>
          <table:table-cell table:style-name="ce42" office:value-type="string">
            <text:p>DV-6M (2xLRM10+2xSRM2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8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2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2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2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2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2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/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2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 table:style-name="ce42" office:value-type="string">
            <text:p>Manticore K (PPC+SSRM4+LRM10+SSRM2)</text:p>
          </table:table-cell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6/09/2015</text:date>, <text:time>11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9T11:32:56.29</dc:date>
    <meta:editing-duration>P12DT21H34M8S</meta:editing-duration>
    <meta:editing-cycles>67</meta:editing-cycles>
    <meta:generator>OpenOffice.org/3.4$Win32 OpenOffice.org_project/340m1$Build-9590</meta:generator>
    <meta:document-statistic meta:table-count="2" meta:cell-count="842" meta:object-count="0"/>
  </office:meta>
</office:document-meta>
</file>